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83in"/>
    </style:style>
    <style:style style:name="co3" style:family="table-column">
      <style:table-column-properties fo:break-before="auto" style:column-width="1.41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394in" svg:y="0.7118in">
            <draw:object draw:notify-on-update-of-ranges="Sheet1.A1:Sheet1.A1 Sheet1.A2:Sheet1.A4 Sheet1.B1:Sheet1.B1 Sheet1.B2:Sheet1.B4 Sheet1.C1:Sheet1.C1 Sheet1.C2:Sheet1.C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without moved.</text:p>
          </table:table-cell>
          <table:table-cell office:value-type="string">
            <text:p>moved.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921165602">
            <text:p>4.921165602</text:p>
          </table:table-cell>
          <table:table-cell office:value-type="float" office:value="5.089297192">
            <text:p>5.08929719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4.478860407">
            <text:p>24.478860407</text:p>
          </table:table-cell>
          <table:table-cell office:value-type="float" office:value="27.070828072">
            <text:p>27.070828072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256.846055011">
            <text:p>256.846055011</text:p>
          </table:table-cell>
          <table:table-cell office:value-type="float" office:value="260.169193656">
            <text:p>260.16919365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Lichtenberger</meta:initial-creator>
    <meta:creation-date>2012-06-11T18:22:14</meta:creation-date>
    <dc:date>2012-06-12T03:54:30</dc:date>
    <dc:creator>Johannes Lichtenberger</dc:creator>
    <meta:editing-duration>PT8H46M45S</meta:editing-duration>
    <meta:editing-cycles>1</meta:editing-cycles>
    <meta:document-statistic meta:table-count="3" meta:cell-count="12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17cm" svg:y="3.952cm" style:legend-expansion="high" chart:style-name="ch2"/>
        <chart:plot-area chart:style-name="ch3" table:cell-range-address="Sheet1.A1:Sheet1.C4" chart:data-source-has-labels="both" svg:x="1.331cm" svg:y="0.855cm" svg:width="10.946cm" svg:height="6.984cm">
          <chartooo:coordinate-region svg:x="2.138cm" svg:y="1.054cm" svg:width="10.139cm" svg:height="6.138cm"/>
          <chart:axis chart:dimension="x" chart:name="primary-x" chart:style-name="ch4" chartooo:axis-type="auto">
            <chartooo:date-scale/>
            <chart:title svg:x="5.106cm" svg:y="8.019cm" chart:style-name="ch5">
              <text:p>document size (in MiB)</text:p>
            </chart:title>
            <chart:categories table:cell-range-address="Sheet1.A2:Sheet1.A4"/>
          </chart:axis>
          <chart:axis chart:dimension="y" chart:name="primary-y" chart:style-name="ch6">
            <chart:title svg:x="0.451cm" svg:y="5.344cm" chart:style-name="ch7">
              <text:p>runtime (in s)</text:p>
            </chart:title>
            <chart:grid chart:style-name="ch8" chart:class="major"/>
          </chart:axis>
          <chart:series chart:style-name="ch9" chart:values-cell-range-address="Sheet1.B2:Sheet1.B4" chart:label-cell-address="Sheet1.B1:Sheet1.B1" chart:class="chart:bar">
            <chart:data-point chart:repeated="3"/>
          </chart:series>
          <chart:series chart:style-name="ch10" chart:values-cell-range-address="Sheet1.C2:Sheet1.C4" chart:label-cell-address="Sheet1.C1:Sheet1.C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moved.</text:p>
                <draw:g>
                  <svg:desc>Sheet1.B1:Sheet1.B1</svg:desc>
                </draw:g>
              </table:table-cell>
              <table:table-cell office:value-type="string">
                <text:p>moved.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Sheet1.A2:Sheet1.A4</svg:desc>
                </draw:g>
              </table:table-cell>
              <table:table-cell office:value-type="float" office:value="4.921165602">
                <text:p>4.921165602</text:p>
                <draw:g>
                  <svg:desc>Sheet1.B2:Sheet1.B4</svg:desc>
                </draw:g>
              </table:table-cell>
              <table:table-cell office:value-type="float" office:value="5.089297192">
                <text:p>5.089297192</text:p>
                <draw:g>
                  <svg:desc>Sheet1.C2:Sheet1.C4</svg:desc>
                </draw:g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4.478860407">
                <text:p>24.478860407</text:p>
              </table:table-cell>
              <table:table-cell office:value-type="float" office:value="27.070828072">
                <text:p>27.070828072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256.846055011">
                <text:p>256.846055011</text:p>
              </table:table-cell>
              <table:table-cell office:value-type="float" office:value="260.169193656">
                <text:p>260.169193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